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georgia" svg:font-family="georgia, 'times new roman', times, serif"/>
    <style:font-face style:name="nyt-cheltenham-sh" svg:font-family="nyt-cheltenham-sh, georgia, 'times new roman', times, serif"/>
    <style:font-face style:name="nyt-franklin" svg:font-family="nyt-franklin,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3.572cm" fo:margin-right="0cm" fo:margin-top="0cm" fo:margin-bottom="0cm" fo:line-height="143%" fo:widows="1" fo:text-indent="0cm" style:auto-text-indent="false"/>
    </style:style>
    <style:style style:name="P2" style:family="paragraph" style:parent-style-name="Text_20_body">
      <style:paragraph-properties fo:margin-left="3.572cm" fo:margin-right="0cm" fo:margin-top="0cm" fo:margin-bottom="0cm" fo:line-height="143%" fo:widows="1" fo:text-indent="0cm" style:auto-text-indent="false"/>
      <style:text-properties fo:font-variant="normal" fo:text-transform="none" fo:color="#333333" style:font-name="georgia" fo:font-size="12pt" fo:letter-spacing="normal" fo:font-style="normal" fo:font-weight="normal"/>
    </style:style>
    <style:style style:name="P3" style:family="paragraph" style:parent-style-name="Text_20_body">
      <style:paragraph-properties fo:margin-left="3.572cm" fo:margin-right="0cm" fo:margin-top="0cm" fo:margin-bottom="0cm" fo:line-height="143%" fo:widows="1" fo:text-indent="0cm" style:auto-text-indent="false"/>
      <style:text-properties fo:font-variant="normal" fo:text-transform="none" fo:color="#333333" fo:letter-spacing="normal"/>
    </style:style>
    <style:style style:name="P4" style:family="paragraph" style:parent-style-name="Text_20_body">
      <style:paragraph-properties fo:margin-left="0.185cm" fo:margin-right="0cm" fo:margin-top="0cm" fo:margin-bottom="1.058cm" fo:widows="1" fo:text-indent="0cm" style:auto-text-indent="false"/>
      <style:text-properties fo:font-variant="normal" fo:text-transform="none" fo:color="#333333" fo:letter-spacing="normal"/>
    </style:style>
    <style:style style:name="T1" style:family="text">
      <style:text-properties style:font-name="georgia" fo:font-size="12pt" fo:font-style="normal" fo:font-weight="normal"/>
    </style:style>
    <style:style style:name="T2" style:family="text">
      <style:text-properties fo:color="#326891" style:text-line-through-style="none" style:text-underline-style="none" style:text-blinking="false"/>
    </style:style>
    <style:style style:name="T3" style:family="text">
      <style:text-properties fo:font-variant="normal" fo:text-transform="none" fo:color="#333333" style:font-name="georgia" fo:font-size="12pt" fo:letter-spacing="normal" fo:font-style="normal"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326891" style:font-name="georgia" fo:font-size="12pt" fo:letter-spacing="normal" fo:font-style="normal" style:text-underline-style="solid" style:text-underline-width="auto" style:text-underline-color="font-color"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story-continues-1"/><text:span text:style-name="T3">CHARLOTTE, N.C. — In his assertions of executive power to advance his agenda in an era of gridlock, </text:span><text:a xlink:type="simple" xlink:href="http://topics.nytimes.com/top/reference/timestopics/people/o/barack_obama/index.html?inline=nyt-per"><text:span text:style-name="T5">President Obama</text:span></text:a><text:span text:style-name="T3"> has been largely on offense. But his latest battle with Congress not only left him on defense, it actually broke the gridlock. Against him.</text:span></text:p>
      <text:p text:style-name="P1"><text:span text:style-name="T3">Mr. Obama’s abrupt decision to sign a compromise version of legislation on Iran that he had previously vowed to veto was a bruising retreat in his larger campaign to act without Congress’s getting in his way. In this case, partisanship gave way to rare consensus on Capitol Hill: Both sides agreed that he was wrong to cut them ou</text:span><text:bookmark text:name="story-continues-2"/><text:span text:style-name="T3">t. The White House tried to make the best of the setback, arguing that the bipartisan bill was less objectionable than the initial draft. But the president’s concession in the face of potentially veto-proof majorities underscored that even his fellow Democrats believed he had overreached in trying to operate on his own. And it suggested that he may be approaching the outer boundaries of his authority with 21 months left in office.</text:span></text:p>
      <text:p text:style-name="P2">The fight over whether Congress should be able to block any nuclear agreement with Iran was one more chapter in a fundamental struggle between the executive and legislative branches since the beginning of the republic. Over two centuries, presidents have increasingly played a larger role in shaping national and foreign affairs. Bill Clinton went to war in Kosovo without explicit congressional approval. George W. Bush negotiated an agreement for troops to stay in Iraq without a vote by lawmakers.</text:p>
      <text:p text:style-name="P2">In Mr. Obama’s case, the use of executive power has come to define his final years in office now that he has, in many instances, given up on working with what he considers to be recalcitrant Republicans who captured the House in 2010 and the Senate in 2014. Republicans argue that he has abused his power, and they saw the Iran bill as a victory in balancing the scales.</text:p>
      <text:p text:style-name="P3">“<text:span text:style-name="T1">This is perhaps a high point of challenging the White House’s undisputed judgment on these matters,” said Thomas Karako, a senior fellow at the Center for Strategic and International Studies, who has written on executive power in foreign policy. “But this is just the latest wrinkle in a many-decades-long struggle between the president and the </text:span><text:span text:style-name="T1">Congress.”</text:span></text:p>
      <text:p text:style-name="P2"><text:bookmark text:name="story-continues-3"/>Mr. Obama has found himself stymied in using executive power on the domestic side, too. His action last year permitting millions of illegal <text:soft-page-break/>immigrants to stay in the country and obtain work permits has been blocked in court pending further litigation.</text:p>
      <text:p text:style-name="P2"><text:bookmark text:name="story-continues-4"/>And during an appearance here on Wednesday to talk about issues like pay equity, Mr. Obama acknowledged that he had fewer options left for using his power without congressional support. “We’ve probably exhausted what I can do through executive actions,” he told a woman who asked if he could do more on his own to equalize pay between men and women.</text:p>
      <text:p text:style-name="P2">Noting that he had already issued presidential orders governing workplace standards of the federal government and federal contractors, Mr. Obama said, “My executive actions don’t apply automatically to the private sector who are not doing business with the federal government.”</text:p>
      <text:p text:style-name="P4"><draw:frame draw:style-name="fr1" draw:name="Rahmen9" text:anchor-type="char" svg:width="0.041cm" draw:z-index="0"><draw:text-box fo:min-height="0.041cm"><text:p text:style-name="Text_20_body"><text:a xlink:type="simple" xlink:href="http://www.nytimes.com/2015/04/16/us/politics/power-over-iran-nuclear-deal-swings-to-congress-foiling-obama.html?ref=topics#story-continues-5"><text:span text:style-name="T2">Continue reading the main story</text:span></text:a></text:p></draw:text-box></draw:frame><draw:frame draw:style-name="fr1" draw:name="Rahmen8" text:anchor-type="char" svg:width="0.041cm" draw:z-index="1"><draw:text-box fo:min-height="0.041cm"><text:p text:style-name="Text_20_body"><text:a xlink:type="simple" xlink:href="http://www.nytimes.com/2015/04/16/us/politics/power-over-iran-nuclear-deal-swings-to-congress-foiling-obama.html?ref=topics#story-continues-5"><text:span text:style-name="T2">Continue reading the main story</text:span></text:a></text:p></draw:text-box></draw:frame><draw:frame draw:style-name="fr1" draw:name="Rahmen10" text:anchor-type="char" svg:width="0.041cm" draw:z-index="2"><draw:text-box fo:min-height="0.041cm"><text:p text:style-name="Text_20_body"><text:a xlink:type="simple" xlink:href="http://www.nytimes.com/2015/04/16/us/politics/power-over-iran-nuclear-deal-swings-to-congress-foiling-obama.html?ref=topics#story-continues-5"><text:span text:style-name="T2">Continue reading the main story</text:span></text:a></text:p></draw:text-box></draw:frame></text:p>
      <text:p text:style-name="P2"><text:bookmark text:name="story-continues-5"/>Mr. Obama made no comment on Iran during a town hall-style meeting where he took questions from a group of female bloggers about workplace issues. But aides argued that he could live with the legislation because it addressed some of his concerns.</text:p>
      <text:p text:style-name="P1"><text:span text:style-name="T4">“</text:span><text:span text:style-name="T3">The principle that the foreign policy of the United States of America is the purview of the president of the United States is absolutely still intact,” Eric Schultz, a White House spokesman, told reporters on </text:span><text:a xlink:type="simple" xlink:href="http://topics.nytimes.com/top/reference/timestopics/subjects/p/presidents_and_presidency_us/air_force_one/index.html?inline=nyt-classifier"><text:span text:style-name="T5">Air Force One</text:span></text:a><text:span text:style-name="T3"> flying to North Carolina. “A lot of the details, as we discussed, that we found the most objectionable in the bill are ones that have been since removed.”</text:span></text:p>
      <text:p text:style-name="P2">That was not the view of Republicans, who saw Mr. Obama’s decision to accept a congressional role as a capitulation in the face of overwhelming opposition. “Maybe they saw the handwriting on the wall,” Speaker John A. Boehner told a small group of reporters Tuesday.</text:p>
      <text:p text:style-name="P2"><text:bookmark text:name="story-continues-6"/>Still, as a practical matter, this bill is no more likely to actually stop the deal with Iran than the original version. Under either version, Congress could pass a resolution rejecting the Iran agreement, but Mr. Obama could veto it, meaning he needs to hold onto no more than 34 senators or 146 House members to prevent an override.</text:p>
      <text:p text:style-name="P1"><text:span text:style-name="T3">Congress is trying to insert itself into a negotiation in which it has </text:span><text:span text:style-name="T3">played little direct role. Negotiators from six world powers reached a framework agreement with Iran this month to curb its </text:span><text:a xlink:type="simple" xlink:href="http://topics.nytimes.com/top/news/international/countriesandterritories/iran/nuclear_program/index.html?inline=nyt-classifier"><text:span text:style-name="T5">nuclear program</text:span></text:a><text:span text:style-name="T3"> in exchange for relief from international sanctions, but key </text:span><text:soft-page-break/><text:span text:style-name="T3">details, including when sanctions would be lifted, remain in dispute as the negotiators try to commit the deal to writing by June 30.</text:span></text:p>
      <text:p text:style-name="P2"><text:bookmark text:name="story-continues-7"/>Mr. Obama frames it as a nonbinding executive agreement rather than a treaty that would require Senate approval; most agreements with foreign countries in recent decades have been negotiated similarly. But lawmakers argue that this one is too important to go through without their involvement.</text:p>
      <text:p text:style-name="P2">As president, Mr. Obama can lift sanctions he imposed under his own authority and can suspend other sanctions imposed by Congress. If the congressionally enacted sanctions are to be lifted permanently at some stage, however, Congress would have to approve that.</text:p>
      <text:p text:style-name="P2">Unwilling to wait for such a vote, lawmakers in both parties fashioned a bill to require the president from the start to submit the deal to Congress for a review and temporarily prevent him from suspending sanctions while they decide whether to block the agreement. Mr. Obama objected strenuously, vowing to veto legislation that would “encroach on traditional presidential prerogatives.”</text:p>
      <text:p text:style-name="P2">Senator Bob Corker of Tennessee, the Republican chairman of the Senate Foreign Relations Committee, gathered enough support in both parties to possibly override such a veto. But he agreed to make changes in the bill to win more Democratic support, such as shortening the initial review period from 60 days to 30 days and removing a provision blocking the deal unless Iran is certified not to be targeting Americans in terrorist attacks.</text:p>
      <text:p text:style-name="P2">The changes gave the White House reason to say the bill was better from its point of view, but they did not change the broader principle underlying it, namely that Congress would have a chance to vote on the deal soon after it is reached.</text:p>
      <text:p text:style-name="P2">Harold Hongju Koh, the former top lawyer in Mr. Obama’s State Department, who is now at Yale Law School, said the president should have worked with Congress before the preliminary agreement with Iran to come up with a process for involving lawmakers, rather than have it forced on him afterward.</text:p>
      <text:p text:style-name="P3">“<text:span text:style-name="T1">It would have been better to get this kind of political accord in a legal form up front,” he said. “But now that it’s here, it seems to be a </text:span><text:soft-page-break/><text:span text:style-name="T1">workable one.” Because it still allows the president to proceed eventually if he can hang on to most Democrats in a veto override attempt, Mr. Koh said, “frankly, he made lemonade” out of lemon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georgia" svg:font-family="georgia, 'times new roman', times, serif"/>
    <style:font-face style:name="nyt-cheltenham-sh" svg:font-family="nyt-cheltenham-sh, georgia, 'times new roman', times, serif"/>
    <style:font-face style:name="nyt-franklin" svg:font-family="nyt-franklin,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50S</meta:editing-duration>
    <meta:editing-cycles>4</meta:editing-cycles>
    <meta:generator>LibreOffice/3.5$Linux_x86 LibreOffice_project/350m1$Build-2</meta:generator>
    <dc:date>2015-04-27T20:25:16</dc:date>
    <dc:creator>hilde </dc:creator>
    <meta:document-statistic meta:table-count="0" meta:image-count="0" meta:object-count="0" meta:page-count="4" meta:paragraph-count="23" meta:word-count="1191" meta:character-count="7092" meta:non-whitespace-character-count="5924"/>
    <meta:user-defined meta:name="Info 1"/>
    <meta:user-defined meta:name="Info 2"/>
    <meta:user-defined meta:name="Info 3"/>
    <meta:user-defined meta:name="Info 4"/>
  </office:meta>
</office:document-meta>
</file>